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0eadf5" officeooo:paragraph-rsid="000eadf5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Roman" fo:font-size="20pt" fo:font-weight="bold" officeooo:rsid="0032042d" officeooo:paragraph-rsid="0032042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Modern Roman" fo:font-size="20pt" fo:font-weight="bold" officeooo:rsid="0050c798" officeooo:paragraph-rsid="0050c79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ize="20pt" fo:font-style="normal" style:text-underline-style="none" fo:font-weight="bold" officeooo:paragraph-rsid="0032042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ize="15pt" fo:font-weight="normal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2pt" fo:font-weight="normal" officeooo:paragraph-rsid="000e9f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in Modern Roman" fo:font-size="12pt" fo:font-weight="normal" officeooo:paragraph-rsid="000e9f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50c798" officeooo:paragraph-rsid="0050c79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paragraph-rsid="00363d6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rsid="00446c0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tin Modern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paragraph-rsid="0032042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atin Modern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atin Modern Roman" fo:font-size="13pt" fo:font-style="normal" style:text-underline-style="solid" style:text-underline-width="auto" style:text-underline-color="font-color" fo:font-weight="bold" officeooo:rsid="0010038b" officeooo:paragraph-rsid="004c719b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atin Modern Roman" fo:font-size="17pt" fo:font-weight="bold" officeooo:rsid="0050c798" officeooo:paragraph-rsid="0050c798" style:font-size-asian="17pt" style:font-weight-asian="bold" style:font-size-complex="1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atin Modern Roman" fo:font-size="11pt" fo:font-style="normal" style:text-underline-style="none" fo:font-weight="bold" officeooo:rsid="0050c798" officeooo:paragraph-rsid="0050c798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tin Modern Roman" fo:font-size="12pt" fo:font-weight="normal" officeooo:paragraph-rsid="000e9f27" style:font-size-asian="10.5pt" style:font-weight-asian="normal" style:font-size-complex="12pt" style:font-weight-complex="normal"/>
    </style:style>
    <style:style style:name="T1" style:family="text">
      <style:text-properties officeooo:rsid="0032fd19"/>
    </style:style>
    <style:style style:name="T2" style:family="text">
      <style:text-properties officeooo:rsid="00363d67"/>
    </style:style>
    <style:style style:name="T3" style:family="text">
      <style:text-properties officeooo:rsid="004c719b"/>
    </style:style>
    <style:style style:name="T4" style:family="text">
      <style:text-properties officeooo:rsid="0050c7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ÁCTICA <text:span text:style-name="T4">3:</text:span></text:p>
      <text:p text:style-name="P2"/>
      <text:p text:style-name="P3">ALGORITMOS</text:p>
      <text:p text:style-name="P4">GREEDY</text:p>
      <text:p text:style-name="P19">Problema QAP</text:p>
      <text:p text:style-name="P2"/>
      <text:p text:style-name="P6">Algorítmica</text:p>
      <text:p text:style-name="P6">2016-2017</text:p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/>
      <text:p text:style-name="P14">Componentes del Grupo: </text:p>
      <text:p text:style-name="P8">Daniel Bolaños Martínez</text:p>
      <text:p text:style-name="P8">José María Borrás Serrano</text:p>
      <text:p text:style-name="P9">Santiago De Diego De Diego</text:p>
      <text:p text:style-name="P9">Fernando De la Hoz Moreno</text:p>
      <text:p text:style-name="P7"><text:soft-page-break/></text:p>
      <text:p text:style-name="P5">Índice:</text:p>
      <text:p text:style-name="P15"/>
      <text:p text:style-name="P11"/>
      <text:p text:style-name="P11"/>
      <text:p text:style-name="P11">Introducción <text:span text:style-name="T3">y Presentación del problema</text:span>……….……………………………...pág </text:p>
      <text:p text:style-name="P16"/>
      <text:p text:style-name="P16"/>
      <text:p text:style-name="P11"><text:span text:style-name="T1">Algoritmo Greedy para la resolución del problema...…..………………</text:span>...pág </text:p>
      <text:p text:style-name="P20"/>
      <text:p text:style-name="P20"><text:tab/>Pasos de la metodología Greedy………………………………………….pág</text:p>
      <text:p text:style-name="P16"/>
      <text:p text:style-name="P16"/>
      <text:p text:style-name="P11"><text:span text:style-name="T4">Planteamiento en Programación Orientada a Objetos….………………..</text:span>.pág </text:p>
      <text:p text:style-name="P13"/>
      <text:p text:style-name="P11"/>
      <text:p text:style-name="P12"><text:span text:style-name="T2">Conclusión……………………………………………………….………………………………</text:span>..pág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Introducción y Presentación del problema:</text:p>
      <text:p text:style-name="P17"/>
      <text:p text:style-name="P10"><text:bookmark-start text:name="__DdeLink__801_1697966908"/>D<text:bookmark-end text:name="__DdeLink__801_1697966908"/>esarro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cm" fo:margin-bottom="0.503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cm" fo:margin-bottom="0.4cm" loext:contextual-spacing="false" fo:line-height="92%" fo:text-align="start" style:justify-single-word="false" fo:text-indent="0cm" style:auto-text-indent="false" style:writing-mode="lr-tb">
        <style:tab-stops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cm" fo:margin-bottom="0.3cm" loext:contextual-spacing="false" fo:line-height="92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cm" fo:margin-bottom="0.203cm" loext:contextual-spacing="false" fo:line-height="92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.503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503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loext:contextual-spacing="false" fo:line-height="92%" fo:text-align="start" style:justify-single-word="false" fo:text-indent="0cm" style:auto-text-indent="false" style:writing-mode="lr-tb">
        <style:tab-stops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loext:contextual-spacing="false" fo:line-height="92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203cm" loext:contextual-spacing="false" fo:line-height="92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eadf5" officeooo:paragraph-rsid="000ead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15:26.310044657</meta:creation-date>
    <meta:editing-duration>PT6H21M35S</meta:editing-duration>
    <meta:editing-cycles>42</meta:editing-cycles>
    <meta:generator>LibreOffice/5.1.6.2$Linux_X86_64 LibreOffice_project/10m0$Build-2</meta:generator>
    <dc:date>2017-05-14T21:01:56.471569945</dc:date>
    <meta:document-statistic meta:table-count="0" meta:image-count="0" meta:object-count="0" meta:page-count="3" meta:paragraph-count="20" meta:word-count="60" meta:character-count="535" meta:non-whitespace-character-count="489"/>
  </office:meta>
</office:document-meta>
</file>